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bd6b" officeooo:paragraph-rsid="0019bd6b"/>
    </style:style>
    <style:style style:name="P2" style:family="paragraph" style:parent-style-name="Standard">
      <style:text-properties officeooo:rsid="0019bd6b" officeooo:paragraph-rsid="001b3aa8"/>
    </style:style>
    <style:style style:name="P3" style:family="paragraph" style:parent-style-name="Standard">
      <style:text-properties officeooo:paragraph-rsid="001b3aa8"/>
    </style:style>
    <style:style style:name="P4" style:family="paragraph" style:parent-style-name="Standard">
      <style:text-properties officeooo:rsid="001b3aa8" officeooo:paragraph-rsid="001b3aa8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</style:style>
    <style:style style:name="P6" style:family="paragraph" style:parent-style-name="Quotations">
      <style:paragraph-properties fo:margin-left="1cm" fo:margin-right="1cm" fo:margin-top="0cm" fo:margin-bottom="0cm" loext:contextual-spacing="false" style:line-height-at-least="0.503cm" fo:text-align="start" style:justify-single-word="false" fo:widows="1" fo:text-indent="0cm" style:auto-text-indent="false" fo:padding="0cm" fo:border="none"/>
    </style:style>
    <style:style style:name="P7" style:family="paragraph" style:parent-style-name="Preformatted_20_Text">
      <style:text-properties fo:color="#000000"/>
    </style:style>
    <style:style style:name="P8" style:family="paragraph" style:parent-style-name="Preformatted_20_Text">
      <style:text-properties fo:color="#000000" style:font-name="Courier New" fo:font-size="9pt" officeooo:rsid="0019bd6b" officeooo:paragraph-rsid="0019bd6b"/>
    </style:style>
    <style:style style:name="P9" style:family="paragraph" style:parent-style-name="Preformatted_20_Text">
      <style:text-properties fo:color="#000000" style:font-name="Courier New" fo:font-size="9pt" officeooo:rsid="0019bd6b" officeooo:paragraph-rsid="001b3aa8"/>
    </style:style>
    <style:style style:name="P1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11" style:family="paragraph" style:parent-style-name="Quotations" style:list-style-name="L2">
      <style:paragraph-properties fo:margin-left="1cm" fo:margin-right="1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12" style:family="paragraph" style:parent-style-name="Heading_20_2">
      <style:text-properties fo:font-variant="normal" fo:text-transform="none" fo:color="#242729" style:font-name="Arial1" fo:font-size="14.25pt" fo:letter-spacing="normal" fo:font-style="normal" fo:font-weight="normal" officeooo:rsid="0019bd6b" officeooo:paragraph-rsid="0019bd6b"/>
    </style:style>
    <style:style style:name="P13" style:family="paragraph" style:parent-style-name="Heading_20_2">
      <style:paragraph-properties fo:margin-left="0cm" fo:margin-right="0cm" fo:margin-top="0cm" fo:margin-bottom="0cm" loext:contextual-spacing="false" fo:line-height="130%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1" fo:font-size="14.25pt" fo:letter-spacing="normal" fo:font-style="normal" fo:font-weight="normal"/>
    </style:style>
    <style:style style:name="P14" style:family="paragraph" style:parent-style-name="Text_20_body" style:list-style-name="L1">
      <style:paragraph-properties fo:margin-left="0cm" fo:margin-right="0cm" fo:margin-top="0cm" fo:margin-bottom="0cm" loext:contextual-spacing="false" style:line-height-at-least="0.503cm" fo:text-align="start" style:justify-single-word="false" fo:widows="1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/>
    </style:style>
    <style:style style:name="T3" style:family="text">
      <style:text-properties fo:font-variant="normal" fo:text-transform="none" fo:color="#242729" style:font-name="Arial1" fo:font-size="11.2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242729" style:font-name="Arial1" fo:font-size="11.25pt" fo:letter-spacing="normal" fo:font-style="italic" fo:font-weight="normal" loext:padding="0cm" loext:border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6f41" style:font-style-asian="italic" style:font-style-complex="italic"/>
    </style:style>
    <style:style style:name="T7" style:family="text">
      <style:text-properties fo:background-color="#e4e4ff" loext:char-shading-value="0"/>
    </style:style>
    <style:style style:name="T8" style:family="text">
      <style:text-properties style:font-name="Courier New" fo:font-size="9pt"/>
    </style:style>
    <style:style style:name="T9" style:family="text">
      <style:text-properties fo:color="#008000"/>
    </style:style>
    <style:style style:name="T10" style:family="text">
      <style:text-properties fo:color="#008000" style:font-name="Courier New" fo:font-size="9pt"/>
    </style:style>
    <style:style style:name="T11" style:family="text">
      <style:text-properties fo:color="#008000" style:font-name="Courier New" fo:font-size="9pt" fo:font-weight="bold"/>
    </style:style>
    <style:style style:name="T12" style:family="text">
      <style:text-properties fo:color="#008000" fo:font-weight="bold"/>
    </style:style>
    <style:style style:name="T13" style:family="text">
      <style:text-properties officeooo:rsid="001b3aa8"/>
    </style:style>
    <style:style style:name="T14" style:family="text">
      <style:text-properties fo:color="#000080" style:font-name="Courier New" fo:font-size="9pt" fo:font-weight="bold"/>
    </style:style>
    <style:style style:name="T15" style:family="text">
      <style:text-properties fo:color="#000080" style:font-name="Courier New" fo:font-size="9pt" fo:font-weight="bold" fo:background-color="#e4e4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588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08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two basic ways to import libraries/other peopels projects that I have seen so far:</text:p>
      <text:p text:style-name="P1">1) The simplist is when they give you a jar file, like with Picasso.</text:p>
      <text:p text:style-name="P1">a) Download the .jar file</text:p>
      <text:p text:style-name="P1">b) Paste the .jar file into the app/libs directory</text:p>
      <text:p text:style-name="P1">c) <text:s/>Now there are at least two different Android Gradle files in your project: The project and the module: eg:</text:p>
      <text:p text:style-name="P1"/>
      <text:h text:style-name="P12" text:outline-level="2">Project Build File</text:h>
      <text:p text:style-name="P5"><text:span text:style-name="Source_20_Text"><text:span text:style-name="T1">&lt;PROJECT_ROOT&gt;\build.gradle</text:span></text:span><text:span text:style-name="T2"> or the </text:span><text:span text:style-name="Strong_20_Emphasis"><text:span text:style-name="T3">Project Build File</text:span></text:span><text:span text:style-name="T2"> is for the </text:span><text:span text:style-name="Strong_20_Emphasis"><text:span text:style-name="T3">entire project</text:span></text:span><text:span text:style-name="T2"> so it will be used for global project configurations. A typical </text:span><text:span text:style-name="Strong_20_Emphasis"><text:span text:style-name="T3">Project Build File</text:span></text:span><text:span text:style-name="T2"> contains the following:</text:span></text:p>
      <text:list xml:id="list1482683042024705353" text:style-name="L1">
        <text:list-item>
          <text:p text:style-name="P14">buildscript which defines:</text:p>
          <text:list>
            <text:list-item>
              <text:p text:style-name="P14">repositories and</text:p>
            </text:list-item>
            <text:list-item>
              <text:p text:style-name="P14">dependencies</text:p>
            </text:list-item>
          </text:list>
        </text:list-item>
        <text:list-item>
          <text:p text:style-name="P14">Gradle Plugin version</text:p>
        </text:list-item>
      </text:list>
      <text:p text:style-name="P6"><text:span text:style-name="T2">By default, the project-level Gradle file uses </text:span><text:span text:style-name="Emphasis"><text:span text:style-name="T4">buildscript</text:span></text:span><text:span text:style-name="T2"> to define the Gradle </text:span><text:span text:style-name="Emphasis"><text:span text:style-name="T4">repositories</text:span></text:span><text:span text:style-name="T2"> and</text:span><text:span text:style-name="Emphasis"><text:span text:style-name="T4">dependencies</text:span></text:span><text:span text:style-name="T2">. This allows different projects to use different Gradle versions. Supported repositories include JCenter, Maven Central, or Ivy. This example declares that the build script uses the JCenter repository and a classpath dependency artifact that contains the Android plugin for Gradle version 1.0.1.</text:span></text:p>
      <text:p text:style-name="Horizontal_20_Line"/>
      <text:h text:style-name="P13" text:outline-level="2">Module Build File</text:h>
      <text:p text:style-name="P5"><text:span text:style-name="Source_20_Text"><text:span text:style-name="T1">&lt;PROJECT_ROOT&gt;\app\build.gradle</text:span></text:span><text:span text:style-name="T2"> or the </text:span><text:span text:style-name="Strong_20_Emphasis"><text:span text:style-name="T3">Module Build File</text:span></text:span><text:span text:style-name="T2"> is for a </text:span><text:span text:style-name="Strong_20_Emphasis"><text:span text:style-name="T3">specific module</text:span></text:span><text:span text:style-name="T2"> so it will be used for specific module level configs. A </text:span><text:span text:style-name="Strong_20_Emphasis"><text:span text:style-name="T3">Module Build File</text:span></text:span><text:span text:style-name="T2"> contains the following:</text:span></text:p>
      <text:list xml:id="list5455289984285300863" text:style-name="L2">
        <text:list-item>
          <text:p text:style-name="P11">android settings</text:p>
          <text:list>
            <text:list-item>
              <text:p text:style-name="P11">compileSdkVersion</text:p>
            </text:list-item>
            <text:list-item>
              <text:p text:style-name="P11">buildToolsVersion</text:p>
            </text:list-item>
          </text:list>
        </text:list-item>
        <text:list-item>
          <text:p text:style-name="P11">defaultConfig and productFlavors</text:p>
          <text:list>
            <text:list-item>
              <text:p text:style-name="P11">manifest properties such as applicationId, minSdkVersion, targetSdkVersion, and test information</text:p>
            </text:list-item>
          </text:list>
        </text:list-item>
        <text:list-item>
          <text:p text:style-name="P11">buildTypes</text:p>
          <text:list>
            <text:list-item>
              <text:p text:style-name="P11">build properties such as debuggable, ProGuard enabling, debug signing, version name suffix and testinformation</text:p>
            </text:list-item>
          </text:list>
        </text:list-item>
        <text:list-item>
          <text:p text:style-name="P11">dependencies</text:p>
        </text:list-item>
      </text:list>
      <text:p text:style-name="P1"/>
      <text:p text:style-name="P1">With more info found here <text:a xlink:type="simple" xlink:href="https://developer.android.com/studio/build/index.html#projectModules" text:style-name="Internet_20_link" text:visited-style-name="Visited_20_Internet_20_Link">https://developer.android.com/studio/build/index.html#projectModules</text:a></text:p>
      <text:p text:style-name="P1"/>
      <text:p text:style-name="P1">It is important that this line ends up in the <text:span text:style-name="T6">Module</text:span> build file, under dependancies eg:</text:p>
      <text:p text:style-name="P1"/>
      <text:p text:style-name="P8"><text:span text:style-name="T7">dependencies</text:span> {</text:p>
      <text:p text:style-name="P7"><text:s text:c="4"/><text:span text:style-name="T8">compile fileTree(</text:span><text:span text:style-name="T10">dir</text:span><text:span text:style-name="T8">: </text:span><text:span text:style-name="T11">'libs'</text:span><text:span text:style-name="T8">, </text:span><text:span text:style-name="T10">include</text:span><text:span text:style-name="T8">: [</text:span><text:span text:style-name="T11">'*.jar'</text:span><text:span text:style-name="T8">])</text:span></text:p>
      <text:p text:style-name="P7"><text:s text:c="4"/><text:span text:style-name="T8">testCompile </text:span><text:span text:style-name="T11">'junit:junit:4.12'</text:span></text:p>
      <text:p text:style-name="P7"><text:span text:style-name="T9"><text:s text:c="4"/></text:span><text:span text:style-name="T8">compile </text:span><text:span text:style-name="T11">'com.android.support:appcompat-v7:23.1.1'</text:span></text:p>
      <text:p text:style-name="P7"><text:span text:style-name="T9"><text:s text:c="4"/></text:span><text:span text:style-name="T8">compile </text:span><text:span text:style-name="T11">'com.android.support:design:23.1.1'</text:span></text:p>
      <text:p text:style-name="P10"><text:span text:style-name="T9"><text:s text:c="4"/></text:span><text:span text:style-name="T8">compile files(</text:span><text:span text:style-name="T11">'libs/picasso-2.5.2.jar'</text:span><text:span text:style-name="T8">)</text:span></text:p>
      <text:p text:style-name="P3"><text:span text:style-name="T13">2) The other case is if they give you an entire java/android project folder, like </text:span><text:span text:style-name="T15">de</text:span><text:span text:style-name="T14">.hdodenhof.circleimageview.CircleImageView</text:span></text:p>
      <text:p text:style-name="P2"><text:s/><text:span text:style-name="T13">if this is the case look at what dependancy they asked you to add eg:</text:span></text:p>
      <text:p text:style-name="P9">compile <text:span text:style-name="T12">'de.hdodenhof:circleimageview:2.1.0'</text:span></text:p>
      <text:p text:style-name="P2"/>
      <text:p text:style-name="P4">Inside the downloaded folders, navigate to the files that match that breakdown ( in this case <text:soft-page-break/>(de/hdodenhof/circleimageview etc) and then paste those directly into the libs folder, just as if it was a .jar file. With the dependancy added, Android seems to see, detect and understand a library has been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3S</meta:editing-duration>
    <meta:editing-cycles>6</meta:editing-cycles>
    <meta:generator>LibreOffice/5.0.1.2$Windows_x86 LibreOffice_project/81898c9f5c0d43f3473ba111d7b351050be20261</meta:generator>
    <dc:date>2016-09-01T16:48:49.416000000</dc:date>
    <meta:document-statistic meta:table-count="0" meta:image-count="0" meta:object-count="0" meta:page-count="2" meta:paragraph-count="34" meta:word-count="357" meta:character-count="2519" meta:non-whitespace-character-count="2186"/>
    <meta:user-defined meta:name="Info 1"/>
    <meta:user-defined meta:name="Info 2"/>
    <meta:user-defined meta:name="Info 3"/>
    <meta:user-defined meta:name="Info 4"/>
  </office:meta>
</office:document-meta>
</file>